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79336bdc-0f2f-11df-99a1-f13996ea0beb.png"/>
  <manifest:file-entry manifest:media-type="image/png" manifest:full-path="Pictures/faa5b67a-0f2f-11df-99a1-f13996ea0beb.png"/>
  <manifest:file-entry manifest:media-type="image/png" manifest:full-path="Pictures/9a312df6-0f2f-11df-99a1-f13996ea0beb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1" style:family="text">
      <style:text-properties style:font-name="Arial" fo:font-size="10pt"/>
    </style:style>
    <style:style style:name="T2" style:family="text" style:parent-style-name="Internet link_text">
      <style:text-properties style:font-name="Arial" fo:font-size="10pt"/>
    </style:style>
    <style:style style:name="T3" style:family="text">
      <style:text-properties style:text-position="-33%" style:font-name="Arial" fo:font-size="10pt"/>
    </style:style>
    <style:style style:name="T4" style:family="text">
      <style:text-properties style:text-position="-33%"/>
    </style:style>
    <style:style style:name="P2" style:family="paragraph" style:parent-style-name="Heading 3">
      <style:text-properties style:font-name="Arial" fo:font-size="10pt"/>
    </style:style>
    <style:style style:name="P3" style:family="paragraph" style:parent-style-name="Standard">
      <style:paragraph-properties fo:text-indent="-0.000000cm"/>
    </style:style>
    <style:style style:name="P4" style:family="paragraph" style:parent-style-name="Standard">
      <style:text-properties style:font-name="Arial" fo:font-size="10pt"/>
    </style:style>
    <style:style style:name="P5" style:family="paragraph" style:parent-style-name="Standard">
      <style:paragraph-properties fo:text-indent="1.249cm" fo:margin-left="1.249cm" fo:margin-right="0cm"/>
      <style:text-properties style:font-name="Arial" fo:font-size="10pt"/>
    </style:style>
    <style:style style:name="P6" style:family="paragraph">
      <style:paragraph-properties fo:text-indent="-0.000000cm" fo:widows="2" fo:orphans="2" style:writing-mode="lr"/>
      <style:text-properties style:font-name="Arial" fo:font-size="10pt" fo:language="de" fo:country="DE"/>
    </style:style>
    <style:style style:name="P1" style:family="paragraph" style:parent-style-name="Heading 1">
      <style:paragraph-properties fo:text-align="center"/>
      <style:text-properties style:font-name="Arial" fo:font-size="10pt"/>
    </style:style>
    <style:style style:name="Sect1" style:family="section"/>
    <style:style style:name="graphic1" style:family="graphic">
      <style:graphic-properties style:wrap="parallel"/>
    </style:style>
    <style:page-layout style:name="PLayout2">
      <style:page-layout-properties fo:margin-top="1.251cm" fo:margin-bottom="1.251cm" fo:margin-left="2.501cm" fo:margin-right="2.501cm"/>
    </style:page-layout>
    <style:page-layout style:name="Standard">
      <style:page-layout-properties fo:margin-top="1.251cm" fo:margin-bottom="1.251cm" fo:margin-left="2.501cm" fo:margin-right="2.501cm"/>
    </style:page-layout>
    <text:list-style style:name="L1">
      <text:list-level-style-number text:level="1" style:num-format="1">
        <style:list-level-properties text:min-label-width="0.000000cm" text:space-before="0.000000cm"/>
      </text:list-level-style-number>
    </text:list-style>
    <text:list-style style:name="L2">
      <text:list-level-style-number text:level="1" style:num-format="1">
        <style:list-level-properties text:min-label-width="0.000000cm" text:space-before="0.000000cm"/>
      </text:list-level-style-number>
    </text:list-style>
    <text:list-style style:name="L3">
      <text:list-level-style-number text:level="1" style:num-format="1">
        <style:list-level-properties text:min-label-width="0.000000cm" text:space-before="0.000000cm"/>
      </text:list-level-style-number>
    </text:list-style>
    <text:list-style style:name="L4">
      <text:list-level-style-number text:level="1" style:num-format="1">
        <style:list-level-properties text:min-label-width="0.000000cm" text:space-before="0.000000cm"/>
      </text:list-level-style-number>
    </text:list-style>
  </office:automatic-styles>
  <office:body>
    <office:text>
      <text:section text:style-name="Sect1" text:name="Section1">
        <text:p text:style-name="P1">EVA anstatt Std. am 25. u. 27. Jan. 2010</text:p>
        <text:p text:style-name="P2">Zur Wiederholung:</text:p>
        <text:list text:style-name="L1">
          <text:list-item>
            <text:p text:style-name="P3"><text:tab/><text:span text:style-name="T1">Überblick über das Grundprinzip der Lorentzkraft und die beiden Anwendungsrichtungen: </text:span><text:a xlink:href="http://leifi.physik.uni-muenchen.de/web_ph12/grundwissen/02generator_motor/gener-motor.htm"><text:span text:style-name="T2">http://leifi.physik.uni-muenchen.de/web_ph12/grundwissen/02generator_motor/gener-motor.htm</text:span></text:a></text:p>
          </text:list-item>
          <text:list-item>
            <text:p text:style-name="P3"><text:tab/><text:span text:style-name="T1">Genauer: Induktionsspannung durch Änderung der Fläche A, die von B-Feld durchsetzt wird: Animation dazu: </text:span><text:a xlink:href="http://leifi.physik.uni-muenchen.de/web_ph12/versuche/02bewleiter/theorie.htm"><text:span text:style-name="T2">http://leifi.physik.uni-muenchen.de/web_ph12/versuche/02bewleiter/theorie.htm</text:span></text:a><text:span text:style-name="T1"><text:line-break/> Wie lautet die Formel, nach der sich hier U</text:span><text:span text:style-name="T3">ind</text:span><text:span text:style-name="T1"> bestimmen lässt?</text:span></text:p>
          </text:list-item>
        </text:list>
        <text:p text:style-name="P2">Jetzt NEU:</text:p>
        <text:p text:style-name="P4">Nicht nur durch eine Änderung der Fläche, die …, kann U<text:span text:style-name="T4">ind</text:span> erzeugt werden, sondern auch …</text:p>
        <text:p text:style-name="P5"> Lesen Sie Buch S. 60-61 und beantworten Sie dazu schriftlich:</text:p>
        <text:list text:style-name="L2">
          <text:list-item>
            <text:p text:style-name="P6"><text:tab/>Wie kann man auch ohne Änderung der Fläche, die …, eine Induktionsspannung erzeugen?</text:p>
          </text:list-item>
          <text:list-item>
            <text:p text:style-name="P6"><text:tab/>Wie lassen sich beide Induktionsprinzipien (aufgrund A, aufgrund B) zu einem einzigen Gesetz verknüpfen?</text:p>
          </text:list-item>
        </text:list>
        <text:p text:style-name="P4"/>
        <text:p text:style-name="P4"><text:tab/></text:p>
        <text:p><draw:frame text:anchor-type="page" text:anchor-page-number="1" svg:x="1.693674in" svg:y="3.237659in" draw:z-index="0" draw:style-name="graphic1" svg:width="1.270139in" svg:height="0.207639in"><draw:image xlink:href="Pictures/79336bdc-0f2f-11df-99a1-f13996ea0beb.png" xlink:type="simple" xlink:show="embed" xlink:actuate="onLoad"/></draw:frame></text:p>
        <text:p text:style-name="P4"/>
        <text:p text:style-name="Standard"><text:span text:style-name="T1"><text:tab/></text:span></text:p>
        <text:p><draw:frame text:anchor-type="page" text:anchor-page-number="1" svg:x="1.675618in" svg:y="3.652242in" draw:z-index="0" draw:style-name="graphic1" svg:width="3.149306in" svg:height="0.156250in"><draw:image xlink:href="Pictures/9a312df6-0f2f-11df-99a1-f13996ea0beb.png" xlink:type="simple" xlink:show="embed" xlink:actuate="onLoad"/></draw:frame></text:p>
        <text:p text:style-name="Standard"/>
        <text:p text:style-name="Standard"><text:span text:style-name="T1"><text:tab/></text:span></text:p>
        <text:p><draw:frame text:anchor-type="page" text:anchor-page-number="1" svg:x="1.595063in" svg:y="3.905020in" draw:z-index="0" draw:style-name="graphic1" svg:width="1.377778in" svg:height="0.393056in"><draw:image xlink:href="Pictures/faa5b67a-0f2f-11df-99a1-f13996ea0beb.pn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P4"/>
        <text:list text:style-name="L3">
          <text:list-item>
            <text:p text:style-name="P6"><text:tab/>Wie ist dabei der magnetische Fluss definiert?</text:p>
          </text:list-item>
          <text:list-item>
            <text:p text:style-name="P6"><text:tab/>Lösen Sie S. 63 Aufgaben A1 (einschl. b) [2., 3.]) und A2</text:p>
          </text:list-item>
        </text:list>
        <text:p text:style-name="P2">Induktion und Energieerhaltung: „… der Lenz ist da!“</text:p>
        <text:list text:style-name="L4">
          <text:list-item>
            <text:p text:style-name="P6"><text:tab/>Wie äußert sich bei der Induktion das Grundgesetz der Energieerhaltung?</text:p>
          </text:list-item>
          <text:list-item>
            <text:p text:style-name="P6"><text:tab/>Warum wird der Stab auf der Leiterbahn (S. 63 B1) einmal gebremst und einmal nicht gebremst?</text:p>
          </text:list-item>
          <text:list-item>
            <text:p text:style-name="P6"><text:tab/>Bei Induktion durch A0 konnten wir mit der 3-Finger-Regel die Richtung von U<text:span text:style-name="T4">ind</text:span> bestimmen; was ist nun bei Induktion aufgrund B0 (A=0)?</text:p>
          </text:list-item>
          <text:list-item>
            <text:p text:style-name="P6"><text:tab/>Warum genügt das Hineinschieben oder Herausziehen eines Eisenkerns in eine stromdurchflossene Spule um in dieser eine Induktionsspannung zu erzeugen? Und welche Polung muss diese haben?</text:p>
          </text:list-item>
        </text:list>
        <text:p text:style-name="P5"> Beantworten Sie schriftlich nach Lektüre von S. 62-63</text:p>
        <text:p text:style-name="P2">Zusatz</text:p>
        <text:p text:style-name="P4">Können Sie das Prinzip einer Wirbelstrombremse erklären?</text:p>
        <text:p text:style-name="Standard"><text:span text:style-name="T1">( Vgl. S. 64f und </text:span><text:a xlink:href="http://leifi.physik.uni-muenchen.de/web_ph10/umwelt-technik/12wirbelstr/waltenhof/waltenhof.htm"><text:span text:style-name="T2">http://leifi.physik.uni-muenchen.de/web_ph10/umwelt-technik/12wirbelstr/waltenhof/waltenhof.htm</text:span></text:a><text:span text:style-name="T1">)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 New" svg:font-family="Courier New"/>
    <style:font-face style:name="Times New Roman" svg:font-family="Times New Roman"/>
    <style:font-face style:name="Symbol" svg:font-family="Symbol"/>
    <style:font-face style:name="Wingdings" svg:font-family="Wingdings"/>
  </office:font-face-decls>
  <office:styles>
    <style:style style:name="Internet link_text" style:family="text" style:next-style-name="Internet link_text">
      <style:text-properties fo:color="#0000ff" style:text-underline-type="single"/>
    </style:style>
    <style:style style:name="Footnote Symbol_text" style:family="text" style:next-style-name="Footnote Symbol_text">
      <style:text-properties style:text-position="33%"/>
    </style:style>
    <style:style style:name="WW8Num3z0_text" style:family="text" style:next-style-name="WW8Num3z0_text">
      <style:text-properties style:font-name="Times New Roman"/>
    </style:style>
    <style:style style:name="WW8Num3z1_text" style:family="text" style:next-style-name="WW8Num3z1_text">
      <style:text-properties style:font-name="Courier New"/>
    </style:style>
    <style:style style:name="WW8Num3z2_text" style:family="text" style:next-style-name="WW8Num3z2_text">
      <style:text-properties style:font-name="Wingdings"/>
    </style:style>
    <style:style style:name="WW8Num3z3_text" style:family="text" style:next-style-name="WW8Num3z3_text">
      <style:text-properties style:font-name="Symbol"/>
    </style:style>
    <style:style style:name="Heading" style:family="paragraph" style:parent-style-name="Standard" style:next-style-name="Text body">
      <style:paragraph-properties fo:margin-top="0.423cm" fo:margin-bottom="0.212cm" fo:keep-with-next="always"/>
      <style:text-properties style:font-name="Arial" fo:font-size="14pt"/>
    </style:style>
    <style:style style:name="Heading 1" style:family="paragraph" style:parent-style-name="Standard" style:next-style-name="Standard">
      <style:paragraph-properties fo:margin-top="0.423cm" fo:margin-bottom="0.106cm" fo:keep-with-next="always"/>
      <style:text-properties style:font-name="Arial" fo:font-size="16pt" fo:font-weight="bold"/>
    </style:style>
    <style:style style:name="Standard" style:family="paragraph" style:next-style-name="Standard">
      <style:paragraph-properties fo:widows="2" fo:orphans="2" style:writing-mode="lr"/>
      <style:text-properties style:font-name="Times New Roman" fo:font-size="12pt" fo:language="de" fo:country="DE"/>
    </style:style>
    <style:style style:name="Text body" style:family="paragraph" style:parent-style-name="Standard" style:next-style-name="Text body">
      <style:paragraph-properties fo:margin-top="0cm" fo:margin-bottom="0.212cm"/>
    </style:style>
    <style:style style:name="Caption" style:family="paragraph" style:parent-style-name="Standard" style:next-style-name="Caption">
      <style:paragraph-properties fo:margin-top="0.212cm" fo:margin-bottom="0.212cm"/>
      <style:text-properties fo:font-size="12pt" fo:font-style="italic"/>
    </style:style>
    <style:style style:name="Heading 3" style:family="paragraph" style:parent-style-name="Standard" style:next-style-name="Standard">
      <style:paragraph-properties fo:margin-top="0.423cm" fo:margin-bottom="0.106cm" fo:keep-with-next="always"/>
      <style:text-properties style:font-name="Arial" fo:font-size="13pt" fo:font-weight="bold"/>
    </style:style>
    <style:style style:name="Normal" style:family="paragraph">
      <style:paragraph-properties style:writing-mode="lr"/>
      <style:text-properties style:font-name="Times New Roman" fo:font-size="12pt" fo:language="de" fo:country="DE"/>
    </style:style>
    <style:style style:name="Footnote" style:family="paragraph" style:parent-style-name="Standard" style:next-style-name="Footnote">
      <style:text-properties fo:font-size="10pt"/>
    </style:style>
  </office:styles>
  <office:automatic-styles>
    <style:style style:name="T1" style:family="text">
      <style:text-properties style:font-name="Arial" fo:font-size="10pt"/>
    </style:style>
    <style:style style:name="P1" style:family="paragraph" style:parent-style-name="Standard">
      <style:text-properties style:font-name="Arial" fo:font-size="10pt"/>
    </style:style>
    <style:page-layout style:name="Standard">
      <style:page-layout-properties fo:page-width="210.000000mm" fo:page-height="297.000000mm" style:print-orientation="portrait" fo:margin-top="1.251cm" fo:margin-bottom="1.251cm" fo:margin-left="2.501cm" fo:margin-right="2.501cm"/>
    </style:page-layout>
  </office:automatic-styles>
  <office:master-styles>
    <style:master-page style:name="Standard" style:page-layout-name="Standard">
      <style:header>
        <text:p text:style-name="Standard"><text:span text:style-name="T1">Physik Q.1<text:tab/>Elektrische und magnetische Felder<text:tab/></text:span></text:p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title>AB für EVA 30</dc:title>
    <meta:initial-creator>Riedel</meta:initial-creator>
    <dc:creator>Tobias Schulz</dc:creator>
    <meta:creation-date>2010-01-27T08:47:00</meta:creation-date>
    <dc:date>2010-02-01T13:39:20</dc:date>
    <meta:print-date>2009-10-16T11:03:00</meta:print-date>
  </office:meta>
</office:document-meta>
</file>